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30988" calcext:value-type="float">
            <text:p>254.3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3.605792" calcext:value-type="float">
            <text:p>253.60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450832" calcext:value-type="float">
            <text:p>263.45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2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3.664192" calcext:value-type="float">
            <text:p>263.66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9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4.508" calcext:value-type="float">
            <text:p>254.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7.1928" calcext:value-type="float">
            <text:p>247.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8.115856" calcext:value-type="float">
            <text:p>238.1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6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2.9128" calcext:value-type="float">
            <text:p>292.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5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3.5808" calcext:value-type="float">
            <text:p>303.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4.4368" calcext:value-type="float">
            <text:p>294.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7.6144" calcext:value-type="float">
            <text:p>267.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4.8712" calcext:value-type="float">
            <text:p>264.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1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9.08" calcext:value-type="float">
            <text:p>259.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0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1.7648" calcext:value-type="float">
            <text:p>251.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3.548" calcext:value-type="float">
            <text:p>193.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2201</text:p>
          </table:table-cell>
          <table:table-cell office:value-type="string" calcext:value-type="string">
            <text:p>Woodrow-Osceola WSC Blanton Quad</text:p>
          </table:table-cell>
          <table:table-cell office:value-type="string" calcext:value-type="string">
            <text:p>1988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52" calcext:value-type="float">
            <text:p>187.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